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</text:p>
      <text:p text:style-name="P4">Tile based top-down action adventure game.</text:p>
      <text:p text:style-name="P4"/>
      <text:p text:style-name="P4">Enemies move along grid. </text:p>
      <text:p text:style-name="P4">Enemies don't respawn. </text:p>
      <text:p text:style-name="P1"/>
      <text:p text:style-name="P2">Combat:</text:p>
      <text:p text:style-name="P1">Main character</text:p>
      <text:p text:style-name="P4">health: 6</text:p>
      <text:p text:style-name="P4">attack(knife): 1</text:p>
      <text:p text:style-name="P4">attack(bomb): 3</text:p>
      <text:p text:style-name="P4">One unit, fast, not restricted to grid. Knife attack creates temporary hitbox in front of player, one unit. </text:p>
      <text:p text:style-name="P4">Bomb is thrown a maximum of 3 units in front of the player, stalls a bit and then hits in a 3x3 radius. Bombs are limited and a maximum of 8 can be carried. </text:p>
      <text:p text:style-name="P4"/>
      <text:p text:style-name="P1">Standard enemy 1</text:p>
      <text:p text:style-name="P4">health: 1</text:p>
      <text:p text:style-name="P4">attack: 1</text:p>
      <text:p text:style-name="P4">One unit, medium-fast, randomly walks in any direction or stalls for 24 frames, deals damage on touch. </text:p>
      <text:p text:style-name="P4"/>
      <text:p text:style-name="P1">Standard enemy 2</text:p>
      <text:p text:style-name="P4">health: 3</text:p>
      <text:p text:style-name="P4">attack: 2</text:p>
      <text:p text:style-name="P4">slow, randomly walks in any direction or stalls for 24 frames, deals damage on touch.</text:p>
      <text:p text:style-name="P4"/>
      <text:p text:style-name="P2">Environmental:</text:p>
      <text:p text:style-name="P2"/>
      <text:p text:style-name="P3">Door</text:p>
      <text:p text:style-name="P5">Allows for the player to enter the next room</text:p>
      <text:p text:style-name="P3"/>
      <text:p text:style-name="P3">Locked door</text:p>
      <text:p text:style-name="P5">Needs a key</text:p>
      <text:p text:style-name="P3"/>
      <text:p text:style-name="P3">Key</text:p>
      <text:p text:style-name="P5">Opens locked door</text:p>
      <text:p text:style-name="P3"/>
      <text:p text:style-name="P3">Bomb belt</text:p>
      <text:p text:style-name="P5">Enables player to carry and use bombs. Bombs don't drop before this item is picked up.</text:p>
      <text:p text:style-name="P3"/>
      <text:p text:style-name="P3">Health</text:p>
      <text:p text:style-name="P5">Adds two points to the player's health.</text:p>
      <text:p text:style-name="P3"/>
      <text:p text:style-name="P3">Bombs</text:p>
      <text:p text:style-name="P5">Adds a bomb to the inventory.</text:p>
      <text:p text:style-name="P3"/>
      <text:p text:style-name="P3">Crate</text:p>
      <text:p text:style-name="P5">If attacked, might drop either health or bombs. </text:p>
      <text:p text:style-name="P5">No drop: 50% chance</text:p>
      <text:p text:style-name="P5">Health drop: 35% chance</text:p>
      <text:p text:style-name="P5">Bomb drop: 15% chance</text:p>
      <text:p text:style-name="P5"><text:soft-page-break/>Crate respawns if the player leaves the room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de Kler</meta:initial-creator>
    <meta:creation-date>2015-03-24T19:16:42.14</meta:creation-date>
    <dc:date>2015-03-26T14:25:03.07</dc:date>
    <dc:creator>Tom de Kler</dc:creator>
    <meta:editing-duration>PT6H13M3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38" meta:word-count="203" meta:character-count="1115"/>
  </office:meta>
</office:document-meta>
</file>